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6">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Text_20_body" style:list-style-name="L7">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Système d’Exploitation de Communauté Régénérative</text:span></text:p>
      <text:h text:style-name="Heading_20_1" text:outline-level="1"><text:bookmark-start text:name="protocole-dintégration"/>Protocole d’intégration<text:bookmark-end text:name="protocole-dintégration"/></text:h>
      <text:list text:style-name="L1">
        <text:list-item>
          <text:p text:style-name="P1"><text:span text:style-name="T1">Généré:</text:span> 2026-04-29</text:p>
        </text:list-item>
        <text:list-item>
          <text:p text:style-name="P1"><text:span text:style-name="T1">Source (version la plus récente):</text:span> <text:a xlink:type="simple" xlink:href="https://blueprint.ecohubs.community/fr/articles/rcos-templates/layer-1/onboarding-protocol" office:name=""><text:span text:style-name="Definition">https://blueprint.ecohubs.community/fr/articles/rcos-templates/layer-1/onboarding-protocol</text:span></text:a></text:p>
        </text:list-item>
        <text:list-item>
          <text:p text:style-name="P1"><text:span text:style-name="T1">Tous les modèles RCOS:</text:span> <text:a xlink:type="simple" xlink:href="https://blueprint.ecohubs.community/fr/articles/rcos-templates" office:name=""><text:span text:style-name="Definition">https://blueprint.ecohubs.community/fr/articles/rcos-templates</text:span></text:a></text:p>
        </text:list-item>
      </text:list>
      <text:p text:style-name="Horizontal_20_Line"/>
      <text:list text:style-name="L2">
        <text:list-item>
          <text:p text:style-name="P2"><text:span text:style-name="T1">Couche :</text:span> 1 — Système d’adhésion</text:p>
        </text:list-item>
        <text:list-item>
          <text:p text:style-name="P2"><text:span text:style-name="T1">Statut :</text:span> Modèle — à adapter pour ta communauté</text:p>
        </text:list-item>
        <text:list-item>
          <text:p text:style-name="P2"><text:span text:style-name="T1">Référence RCOS :</text:span> <text:a xlink:type="simple" xlink:href="https://blueprint.ecohubs.community/fr/articles/rcos-core/v0-1/layer-1-membership-system#32-entry-and-onboarding" office:name=""><text:span text:style-name="Definition">§3.2</text:span></text:a>, <text:a xlink:type="simple" xlink:href="https://blueprint.ecohubs.community/fr/articles/rcos-core/v0-1/layer-1-membership-system#33-trial-and-evaluation" office:name=""><text:span text:style-name="Definition">§3.3</text:span></text:a>, <text:a xlink:type="simple" xlink:href="https://blueprint.ecohubs.community/fr/articles/rcos-core/v0-1/layer-1-membership-system#38-artifacts" office:name=""><text:span text:style-name="Definition">§3.8</text:span></text:a></text:p>
        </text:list-item>
      </text:list>
      <text:p text:style-name="Horizontal_20_Line"/>
      <text:h text:style-name="Heading_20_2" text:outline-level="2"><text:bookmark-start text:name="critères-dadmission"/>Critères d’admission<text:bookmark-end text:name="critères-dadmission"/></text:h>
      <text:p text:style-name="First_20_paragraph"><text:span text:style-name="T2">Clauses RCOS : </text:span><text:a xlink:type="simple" xlink:href="https://blueprint.ecohubs.community/fr/articles/rcos-core/v0-1/layer-1-membership-system#32-entry-and-onboarding" office:name=""><text:span text:style-name="Definition"><text:span text:style-name="T2">3.2.3</text:span></text:span></text:a><text:span text:style-name="T2">, </text:span><text:a xlink:type="simple" xlink:href="https://blueprint.ecohubs.community/fr/articles/rcos-core/v0-1/layer-1-membership-system#32-entry-and-onboarding" office:name=""><text:span text:style-name="Definition"><text:span text:style-name="T2">3.2.4</text:span></text:span></text:a></text:p>
      <text:p text:style-name="P3">**Justification — Pourquoi écrire qui est admis **</text:p>
      <text:p text:style-name="P3">L’admission est le moment où un inconnu devient lié par — et protégé par — les règles de la communauté. Si les critères sont informels, la décision se réduit à savoir si les présents apprécient le candidat. Des critères écrits font de l’admission un acte de gouvernance, pas une faveur sociale, et rendent un refus défendable sur des bases que la communauté peut invoquer.</text:p>
      <text:p text:style-name="P4"><text:span text:style-name="T1">Instructions — Comment remplir cette section</text:span></text:p>
      <text:p text:style-name="P4">Énonce les conditions explicites sous lesquelles un candidat peut être admis. Chaque critère doit être vérifiable à partir de la candidature elle-même ou d’une vérification externe.</text:p>
      <text:list text:style-name="L3">
        <text:list-item>
          <text:p text:style-name="P5"><text:span text:style-name="T2">&lt;Critère 1, p. ex. alignement avec l’objectif principal et les contraintes d’identité de la Couche 0.&gt;</text:span></text:p>
        </text:list-item>
        <text:list-item>
          <text:p text:style-name="P5"><text:span text:style-name="T2">&lt;Critère 2, p. ex. volonté de contribuer activement dans au moins une catégorie reconnue.&gt;</text:span></text:p>
        </text:list-item>
        <text:list-item>
          <text:p text:style-name="P5"><text:span text:style-name="T2">&lt;Critère 3, p. ex. aucune sortie forcée ou rejet au cours des X derniers mois.&gt;</text:span></text:p>
        </text:list-item>
        <text:list-item>
          <text:p text:style-name="P5"><text:span text:style-name="T2">&lt;Critère 4, p. ex. formulaire de candidature rempli de bonne foi — pas de déclaration trompeuse.&gt;</text:span></text:p>
        </text:list-item>
      </text:list>
      <text:h text:style-name="Heading_20_2" text:outline-level="2"><text:bookmark-start text:name="étapes-dintégration"/>Étapes d’intégration<text:bookmark-end text:name="étapes-dintégration"/></text:h>
      <text:p text:style-name="First_20_paragraph"><text:span text:style-name="T2">Clauses RCOS : </text:span><text:a xlink:type="simple" xlink:href="https://blueprint.ecohubs.community/fr/articles/rcos-core/v0-1/layer-1-membership-system#32-entry-and-onboarding" office:name=""><text:span text:style-name="Definition"><text:span text:style-name="T2">3.2.1</text:span></text:span></text:a><text:span text:style-name="T2">, </text:span><text:a xlink:type="simple" xlink:href="https://blueprint.ecohubs.community/fr/articles/rcos-core/v0-1/layer-1-membership-system#32-entry-and-onboarding" office:name=""><text:span text:style-name="Definition"><text:span text:style-name="T2">3.2.2</text:span></text:span></text:a></text:p>
      <text:p text:style-name="P6">**Justification — Pourquoi imposer une séquence fixe **</text:p>
      <text:p text:style-name="P6">Le consentement à la gouvernance n’a de sens que si le membre a réellement vu la gouvernance. Une séquence fixe — examen, consentement, configuration technique — garantit que chaque Membre à part entière a franchi le même seuil dans le même ordre, de sorte que personne n’accède aux pleins droits sans avoir pris connaissance des contraintes qui les accompagnent.</text:p>
      <text:p text:style-name="P7"><text:span text:style-name="T1">Instructions — Comment remplir cette section</text:span></text:p>
      <text:p text:style-name="P7">Liste les étapes ordonnées que chaque nouveau membre doit accomplir pour passer de candidat à Membre à part entière. Inclus les étapes de consentement explicite et tout provisionnement d’outils ou d’accès nécessaire.</text:p>
      <text:list text:style-name="L4">
        <text:list-item>
          <text:p text:style-name="P8"><text:span text:style-name="T2">&lt;Étape 1, p. ex. examiner tous les artefacts des Couches 0 à 6 et ce protocole d’intégration.&gt;</text:span></text:p>
        </text:list-item>
        <text:list-item>
          <text:p text:style-name="P8"><text:span text:style-name="T2">&lt;Étape 2, p. ex. consentir explicitement à l’Accord d’adhésion et aux contraintes d’identité de la Couche 0.&gt;</text:span></text:p>
        </text:list-item>
        <text:list-item>
          <text:p text:style-name="P8"><text:span text:style-name="T2">&lt;Étape 3, p. ex. configurer les outils requis (portefeuille, comptes, identité).&gt;</text:span></text:p>
        </text:list-item>
        <text:list-item>
          <text:p text:style-name="P8"><text:span text:style-name="T2">&lt;Étape 4, p. ex. rejoindre les canaux de communication réservés aux membres.&gt;</text:span></text:p>
        </text:list-item>
        <text:list-item>
          <text:p text:style-name="P8"><text:span text:style-name="T2">&lt;Étape 5, p. ex. se voir accorder les permissions nécessaires à la participation à la gouvernance.&gt;</text:span></text:p>
        </text:list-item>
        <text:list-item>
          <text:p text:style-name="P8"><text:span text:style-name="T2">&lt;Étape 6, p. ex. achèvement de l’intégration enregistré — l’état d’adhésion passe à Membre à part entière.&gt;</text:span></text:p>
        </text:list-item>
      </text:list>
      <text:h text:style-name="Heading_20_2" text:outline-level="2"><text:bookmark-start text:name="état-dadhésion-initial"/>État d’adhésion initial<text:bookmark-end text:name="état-dadhésion-initial"/></text:h>
      <text:p text:style-name="First_20_paragraph"><text:span text:style-name="T2">Clauses RCOS : </text:span><text:a xlink:type="simple" xlink:href="https://blueprint.ecohubs.community/fr/articles/rcos-core/v0-1/layer-1-membership-system#31-membership-states" office:name=""><text:span text:style-name="Definition"><text:span text:style-name="T2">3.1.2</text:span></text:span></text:a><text:span text:style-name="T2">, </text:span><text:a xlink:type="simple" xlink:href="https://blueprint.ecohubs.community/fr/articles/rcos-core/v0-1/layer-1-membership-system#31-membership-states" office:name=""><text:span text:style-name="Definition"><text:span text:style-name="T2">3.1.4</text:span></text:span></text:a></text:p>
      <text:p text:style-name="P9">**Justification — Pourquoi attribuer un état à la fin de l’intégration **</text:p>
      <text:p text:style-name="P9">Entre « candidat approuvé » et « pleinement intégré », il y a un vrai décalage — les permissions, les accès et les attentes changent tous. Déclarer l’état exact que détient un nouveau membre à chaque étape supprime toute ambiguïté sur ce qu’il peut faire à l’instant présent, et empêche l’octroi involontaire de droits avant la fin de l’intégration.</text:p>
      <text:p text:style-name="P10"><text:span text:style-name="T1">Instructions — Comment remplir cette section</text:span></text:p>
      <text:p text:style-name="P10">Indique les états d’adhésion par lesquels un membre transite pendant l’intégration, et ce qui déclenche chaque transition. Réfère-toi au Registre des états d’adhésion.</text:p>
      <text:list text:style-name="L5">
        <text:list-item>
          <text:p text:style-name="P11">À l’approbation : <text:span text:style-name="T2">&lt;p. ex. Membre en période d’essai.&gt;</text:span></text:p>
        </text:list-item>
        <text:list-item>
          <text:p text:style-name="P11">À la fin de l’intégration : <text:span text:style-name="T2">&lt;p. ex. Membre à part entière (automatique à l’achèvement).&gt;</text:span></text:p>
        </text:list-item>
      </text:list>
      <text:h text:style-name="Heading_20_2" text:outline-level="2"><text:bookmark-start text:name="période-dessai-et-évaluation"/>Période d’essai et évaluation<text:bookmark-end text:name="période-dessai-et-évaluation"/></text:h>
      <text:p text:style-name="First_20_paragraph"><text:span text:style-name="T2">Clauses RCOS : </text:span><text:a xlink:type="simple" xlink:href="https://blueprint.ecohubs.community/fr/articles/rcos-core/v0-1/layer-1-membership-system#33-trial-and-evaluation" office:name=""><text:span text:style-name="Definition"><text:span text:style-name="T2">3.3.1</text:span></text:span></text:a><text:span text:style-name="T2">, </text:span><text:a xlink:type="simple" xlink:href="https://blueprint.ecohubs.community/fr/articles/rcos-core/v0-1/layer-1-membership-system#33-trial-and-evaluation" office:name=""><text:span text:style-name="Definition"><text:span text:style-name="T2">3.3.2</text:span></text:span></text:a><text:span text:style-name="T2">, </text:span><text:a xlink:type="simple" xlink:href="https://blueprint.ecohubs.community/fr/articles/rcos-core/v0-1/layer-1-membership-system#33-trial-and-evaluation" office:name=""><text:span text:style-name="Definition"><text:span text:style-name="T2">3.3.3</text:span></text:span></text:a><text:span text:style-name="T2">, </text:span><text:a xlink:type="simple" xlink:href="https://blueprint.ecohubs.community/fr/articles/rcos-core/v0-1/layer-1-membership-system#33-trial-and-evaluation" office:name=""><text:span text:style-name="Definition"><text:span text:style-name="T2">3.3.4</text:span></text:span></text:a></text:p>
      <text:p text:style-name="P12">**Justification — Pourquoi limiter la période d’essai **</text:p>
      <text:p text:style-name="P12">Une période d’essai sans limite est une adhésion de seconde classe qui ne prend jamais fin — toutes les obligations, moins de droits. Fixer la durée, les critères et le parcours en cas d’échec impose un point de décision : soit le nouveau membre accède au statut plein, soit un processus de sortie défini s’exécute. Cela empêche la période d’essai de devenir un sas d’attente permanent.</text:p>
      <text:p text:style-name="P13"><text:span text:style-name="T1">Instructions — Comment remplir cette section</text:span></text:p>
      <text:p text:style-name="P13">Définis la durée, les critères d’évaluation, la décision de transition, le délai de grâce, le parcours en cas d’échec et les règles de prolongation éventuelles. Les droits pendant la période d’essai sont définis dans le Registre des états d’adhésion.</text:p>
      <text:list text:style-name="L6">
        <text:list-item>
          <text:p text:style-name="P14"><text:span text:style-name="T1">Durée :</text:span> <text:span text:style-name="T2">&lt;p. ex. 30 jours à compter de l’approbation.&gt;</text:span></text:p>
        </text:list-item>
        <text:list-item>
          <text:p text:style-name="P14"><text:span text:style-name="T1">Critères d’évaluation :</text:span> <text:span text:style-name="T2">&lt;p. ex. toutes les étapes d’intégration accomplies et enregistrées.&gt;</text:span></text:p>
        </text:list-item>
        <text:list-item>
          <text:p text:style-name="P14"><text:span text:style-name="T1">Décision de transition :</text:span> <text:span text:style-name="T2">&lt;p. ex. automatique à l’achèvement ; ou par vote.&gt;</text:span></text:p>
        </text:list-item>
        <text:list-item>
          <text:p text:style-name="P14"><text:span text:style-name="T1">Délai de grâce :</text:span> <text:span text:style-name="T2">&lt;p. ex. X jours supplémentaires si l’intégration n’est pas terminée dans les temps.&gt;</text:span></text:p>
        </text:list-item>
        <text:list-item>
          <text:p text:style-name="P14"><text:span text:style-name="T1">Non-achèvement :</text:span> <text:span text:style-name="T2">&lt;p. ex. processus de sortie déclenché automatiquement à l’expiration de la période totale.&gt;</text:span></text:p>
        </text:list-item>
        <text:list-item>
          <text:p text:style-name="P14"><text:span text:style-name="T1">Prolongation :</text:span> <text:span text:style-name="T2">&lt;p. ex. une prolongation unique de X jours sur demande.&gt;</text:span></text:p>
        </text:list-item>
        <text:list-item>
          <text:p text:style-name="P14"><text:span text:style-name="T1">Droits pendant la période d’essai :</text:span> <text:span text:style-name="T2">&lt;référence au Registre des états d’adhésion.&gt;</text:span></text:p>
        </text:list-item>
        <text:list-item>
          <text:p text:style-name="P14"><text:span text:style-name="T1">Blocage de recandidature :</text:span> <text:span text:style-name="T2">&lt;p. ex. les membres sortis pour intégration incomplète ne peuvent pas recandidater pendant X mois.&gt;</text:span></text:p>
        </text:list-item>
      </text:list>
      <text:h text:style-name="Heading_20_2" text:outline-level="2"><text:bookmark-start text:name="dossier-dachèvement"/>Dossier d’achèvement<text:bookmark-end text:name="dossier-dachèvement"/></text:h>
      <text:p text:style-name="First_20_paragraph"><text:span text:style-name="T2">Clauses RCOS : </text:span><text:a xlink:type="simple" xlink:href="https://blueprint.ecohubs.community/fr/articles/rcos-core/v0-1/layer-1-membership-system#38-artifacts" office:name=""><text:span text:style-name="Definition"><text:span text:style-name="T2">3.8.2</text:span></text:span></text:a></text:p>
      <text:p text:style-name="P15">**Justification — Pourquoi conserver le dossier de manière permanente **</text:p>
      <text:p text:style-name="P15">Le dossier d’achèvement est la preuve qu’un membre a consenti à une version spécifique des règles à une date spécifique. Le perdre ou le modifier rendrait impossible de répondre, des mois ou des années plus tard, à la question « à quoi exactement a-t-il consenti ? » — qui est la seule question qui compte lorsqu’un litige survient.</text:p>
      <text:p text:style-name="P16"><text:span text:style-name="T1">Instructions — Comment remplir cette section</text:span></text:p>
      <text:p text:style-name="P16">Indique où le dossier d’achèvement est conservé, ce qu’il capture (horodatage, versions des artefacts auxquelles le membre a consenti), et la règle de conservation.</text:p>
      <text:p text:style-name="First_20_paragraph"><text:span text:style-name="T2">&lt;Description du dossier d’achèvement de l’intégration — où il est stocké, ce qu’il capture, et qu’il est conservé de manière permanente après la sortie.&gt;</text:span></text:p>
      <text:p text:style-name="Horizontal_20_Line"/>
      <text:h text:style-name="Heading_20_2" text:outline-level="2"><text:bookmark-start text:name="procès-verbal-de-ratification"/>Procès-verbal de ratification<text:bookmark-end text:name="procès-verbal-de-ratification"/></text:h>
      <text:list text:style-name="L7">
        <text:list-item>
          <text:p text:style-name="P17"><text:span text:style-name="T1">Adopté le :</text:span> </text:p>
        </text:list-item>
        <text:list-item>
          <text:p text:style-name="P17"><text:span text:style-name="T1">Type de décision :</text:span> Stratégique</text:p>
        </text:list-item>
        <text:list-item>
          <text:p text:style-name="P17"><text:span text:style-name="T1">Version :</text:span> </text:p>
        </text:list-item>
        <text:list-item>
          <text:p text:style-name="P17"><text:span text:style-name="T1">Procès-verbal de décision :</text:span> &lt;lien vers le procès-verbal de décisio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8Z</meta:creation-date>
    <dc:date>2026-04-29T01:58:28Z</dc:date>
    <meta:user-defined meta:name="title-meta" meta:value-type="string">Protocole d'intégration</meta:user-defined>
  </office:meta>
</office:document-meta>
</file>